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59cm" svg:stroke-color="#ffa6a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69cm" fo:min-width="3.90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6d6d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6d6d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1.377cm" svg:height="11.961cm" draw:transform="rotate (-1.5707963267949) translate (16.3344738782351cm 8.40992118813115cm)" svg:viewBox="0 0 11378 11962" svg:d="M10460 964c-1750-2250-7583 55-8260 704-2005 1379-2546 3736-2000 6750s5112 3705 7796 3514c3500-250 4214-8718 2464-10968z">
            <text:p/>
          </draw:path>
          <draw:frame draw:style-name="gr2" draw:text-style-name="P3" draw:layer="layout" svg:width="4.409cm" svg:height="4.971cm" svg:x="0.616cm" svg:y="1.51cm">
            <draw:text-box>
              <text:p text:style-name="P2"><text:span text:style-name="T1">Rôle des</text:span></text:p>
              <text:p text:style-name="P2"><text:span text:style-name="T1">arbitres.</text:span></text:p>
              <text:p text:style-name="P2"><text:span text:style-name="T1">Peut-</text:span><text:span text:style-name="T1">être</text:span></text:p>
              <text:p text:style-name="P2"><text:span text:style-name="T1">sur </text:span><text:span text:style-name="T1">(auto)</text:span></text:p>
              <text:p text:style-name="P2"><text:span text:style-name="T1">app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.4cm" fo:page-height="26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09-17T12:53:50.897106760</dc:date>
    <meta:editing-duration>PT8H54M36S</meta:editing-duration>
    <meta:editing-cycles>58</meta:editing-cycles>
    <meta:generator>LibreOffice/7.5.5.2$Linux_X86_64 LibreOffice_project/50$Build-2</meta:generator>
    <meta:document-statistic meta:object-count="3"/>
  </office:meta>
</office:document-meta>
</file>